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6cm"/>
    </style:style>
    <style:style style:name="co4" style:family="table-column">
      <style:table-column-properties fo:break-before="auto" style:column-width="2.565cm"/>
    </style:style>
    <style:style style:name="co5" style:family="table-column">
      <style:table-column-properties fo:break-before="auto" style:column-width="3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129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29"/>
    <style:style style:name="ce23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CASP-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2" office:value-type="string" calcext:value-type="string">
            <text:p>Instance</text:p>
          </table:table-cell>
          <table:table-cell table:style-name="ce12" office:value-type="string" calcext:value-type="string">
            <text:p>Time (s)</text:p>
          </table:table-cell>
          <table:table-cell table:style-name="ce2" office:value-type="string" calcext:value-type="string">
            <text:p>Gap (%)</text:p>
          </table:table-cell>
          <table:table-cell table:style-name="ce12" office:value-type="string" calcext:value-type="string">
            <text:p>LB</text:p>
          </table:table-cell>
          <table:table-cell table:style-name="ce12" office:value-type="string" calcext:value-type="string">
            <text:p>Best</text:p>
          </table:table-cell>
          <table:table-cell table:style-name="ce12" office:value-type="string" calcext:value-type="string">
            <text:p>Proven optimal?</text:p>
          </table:table-cell>
          <table:table-cell table:style-name="ce23" table:number-columns-repeated="1014"/>
        </table:table-row>
        <table:table-row table:style-name="ro1">
          <table:table-cell office:value-type="string" calcext:value-type="string">
            <text:p>instances/GenPK/instance_Gen_ParkKim2003_10m_20_1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6987.5" calcext:value-type="float">
            <text:p>26987,5</text:p>
          </table:table-cell>
          <table:table-cell table:formula="of:=IF(AND([.B2]&lt;3600;[.B2]&lt;&gt;&quot;&quot;;[.C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10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2400" calcext:value-type="float">
            <text:p>12400</text:p>
          </table:table-cell>
          <table:table-cell table:formula="of:=IF(AND([.B3]&lt;3600;[.B3]&lt;&gt;&quot;&quot;;[.C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2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5300" calcext:value-type="float">
            <text:p>45300</text:p>
          </table:table-cell>
          <table:table-cell table:formula="of:=IF(AND([.B4]&lt;3600;[.B4]&lt;&gt;&quot;&quot;;[.C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3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4400" calcext:value-type="float">
            <text:p>14400</text:p>
          </table:table-cell>
          <table:table-cell table:formula="of:=IF(AND([.B5]&lt;3600;[.B5]&lt;&gt;&quot;&quot;;[.C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4.dat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6604.2" calcext:value-type="float">
            <text:p>26604,2</text:p>
          </table:table-cell>
          <table:table-cell table:formula="of:=IF(AND([.B6]&lt;3600;[.B6]&lt;&gt;&quot;&quot;;[.C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5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3943.8" calcext:value-type="float">
            <text:p>13943,8</text:p>
          </table:table-cell>
          <table:table-cell table:formula="of:=IF(AND([.B7]&lt;3600;[.B7]&lt;&gt;&quot;&quot;;[.C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6.dat</text:p>
          </table:table-cell>
          <table:table-cell office:value-type="float" office:value="15" calcext:value-type="float">
            <text:p>15</text:p>
          </table:table-cell>
          <table:table-cell office:value-type="percentage" office:value="0.0000769268" calcext:value-type="percentage">
            <text:p>0,0 %</text:p>
          </table:table-cell>
          <table:table-cell office:value-type="float" office:value="37490.9" calcext:value-type="float">
            <text:p>37490,9</text:p>
          </table:table-cell>
          <table:table-cell office:value-type="float" office:value="37493.8" calcext:value-type="float">
            <text:p>37493,8</text:p>
          </table:table-cell>
          <table:table-cell table:formula="of:=IF(AND([.B8]&lt;3600;[.B8]&lt;&gt;&quot;&quot;;[.C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7.dat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4443.7" calcext:value-type="float">
            <text:p>34443,7</text:p>
          </table:table-cell>
          <table:table-cell table:formula="of:=IF(AND([.B9]&lt;3600;[.B9]&lt;&gt;&quot;&quot;;[.C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8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7904.17" calcext:value-type="float">
            <text:p>7904,17</text:p>
          </table:table-cell>
          <table:table-cell table:formula="of:=IF(AND([.B10]&lt;3600;[.B10]&lt;&gt;&quot;&quot;;[.C1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0_9.dat</text:p>
          </table:table-cell>
          <table:table-cell office:value-type="float" office:value="1" calcext:value-type="float">
            <text:p>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0800" calcext:value-type="float">
            <text:p>10800</text:p>
          </table:table-cell>
          <table:table-cell table:formula="of:=IF(AND([.B11]&lt;3600;[.B11]&lt;&gt;&quot;&quot;;[.C1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1.dat</text:p>
          </table:table-cell>
          <table:table-cell office:value-type="float" office:value="2" calcext:value-type="float">
            <text:p>2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18800" calcext:value-type="float">
            <text:p>18800</text:p>
          </table:table-cell>
          <table:table-cell table:formula="of:=IF(AND([.B12]&lt;3600;[.B12]&lt;&gt;&quot;&quot;;[.C1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10.dat</text:p>
          </table:table-cell>
          <table:table-cell office:value-type="float" office:value="4" calcext:value-type="float">
            <text:p>4</text:p>
          </table:table-cell>
          <table:table-cell office:value-type="percentage" office:value="0.000000000302764" calcext:value-type="percentage">
            <text:p>0,0 %</text:p>
          </table:table-cell>
          <table:table-cell table:number-columns-repeated="2" office:value-type="float" office:value="22935.4" calcext:value-type="float">
            <text:p>22935,4</text:p>
          </table:table-cell>
          <table:table-cell table:formula="of:=IF(AND([.B13]&lt;3600;[.B13]&lt;&gt;&quot;&quot;;[.C1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2.dat</text:p>
          </table:table-cell>
          <table:table-cell office:value-type="float" office:value="11" calcext:value-type="float">
            <text:p>11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0047.9" calcext:value-type="float">
            <text:p>30047,9</text:p>
          </table:table-cell>
          <table:table-cell table:formula="of:=IF(AND([.B14]&lt;3600;[.B14]&lt;&gt;&quot;&quot;;[.C1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3.dat</text:p>
          </table:table-cell>
          <table:table-cell office:value-type="float" office:value="12" calcext:value-type="float">
            <text:p>12</text:p>
          </table:table-cell>
          <table:table-cell office:value-type="percentage" office:value="0.0000926743" calcext:value-type="percentage">
            <text:p>0,0 %</text:p>
          </table:table-cell>
          <table:table-cell office:value-type="float" office:value="45156.2" calcext:value-type="float">
            <text:p>45156,2</text:p>
          </table:table-cell>
          <table:table-cell office:value-type="float" office:value="45160.4" calcext:value-type="float">
            <text:p>45160,4</text:p>
          </table:table-cell>
          <table:table-cell table:formula="of:=IF(AND([.B15]&lt;3600;[.B15]&lt;&gt;&quot;&quot;;[.C1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4.dat</text:p>
          </table:table-cell>
          <table:table-cell office:value-type="float" office:value="8" calcext:value-type="float">
            <text:p>8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5137.5" calcext:value-type="float">
            <text:p>25137,5</text:p>
          </table:table-cell>
          <table:table-cell table:formula="of:=IF(AND([.B16]&lt;3600;[.B16]&lt;&gt;&quot;&quot;;[.C1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5.dat</text:p>
          </table:table-cell>
          <table:table-cell office:value-type="float" office:value="10" calcext:value-type="float">
            <text:p>10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9027.1" calcext:value-type="float">
            <text:p>39027,1</text:p>
          </table:table-cell>
          <table:table-cell table:formula="of:=IF(AND([.B17]&lt;3600;[.B17]&lt;&gt;&quot;&quot;;[.C1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6.dat</text:p>
          </table:table-cell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5800" calcext:value-type="float">
            <text:p>25800</text:p>
          </table:table-cell>
          <table:table-cell table:formula="of:=IF(AND([.B18]&lt;3600;[.B18]&lt;&gt;&quot;&quot;;[.C1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7.dat</text:p>
          </table:table-cell>
          <table:table-cell office:value-type="float" office:value="29" calcext:value-type="float">
            <text:p>29</text:p>
          </table:table-cell>
          <table:table-cell office:value-type="percentage" office:value="0.0000787445" calcext:value-type="percentage">
            <text:p>0,0 %</text:p>
          </table:table-cell>
          <table:table-cell office:value-type="float" office:value="43467.4" calcext:value-type="float">
            <text:p>43467,4</text:p>
          </table:table-cell>
          <table:table-cell office:value-type="float" office:value="43470.8" calcext:value-type="float">
            <text:p>43470,8</text:p>
          </table:table-cell>
          <table:table-cell table:formula="of:=IF(AND([.B19]&lt;3600;[.B19]&lt;&gt;&quot;&quot;;[.C1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8.dat</text:p>
          </table:table-cell>
          <table:table-cell office:value-type="float" office:value="3" calcext:value-type="float">
            <text:p>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1116.7" calcext:value-type="float">
            <text:p>31116,7</text:p>
          </table:table-cell>
          <table:table-cell table:formula="of:=IF(AND([.B20]&lt;3600;[.B20]&lt;&gt;&quot;&quot;;[.C2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25_9.dat</text:p>
          </table:table-cell>
          <table:table-cell office:value-type="float" office:value="12" calcext:value-type="float">
            <text:p>12</text:p>
          </table:table-cell>
          <table:table-cell office:value-type="percentage" office:value="0.0000790619" calcext:value-type="percentage">
            <text:p>0,0 %</text:p>
          </table:table-cell>
          <table:table-cell office:value-type="float" office:value="46110.9" calcext:value-type="float">
            <text:p>46110,9</text:p>
          </table:table-cell>
          <table:table-cell office:value-type="float" office:value="46114.6" calcext:value-type="float">
            <text:p>46114,6</text:p>
          </table:table-cell>
          <table:table-cell table:formula="of:=IF(AND([.B21]&lt;3600;[.B21]&lt;&gt;&quot;&quot;;[.C2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1.dat</text:p>
          </table:table-cell>
          <table:table-cell office:value-type="float" office:value="460" calcext:value-type="float">
            <text:p>460</text:p>
          </table:table-cell>
          <table:table-cell office:value-type="percentage" office:value="0.0000921465" calcext:value-type="percentage">
            <text:p>0,0 %</text:p>
          </table:table-cell>
          <table:table-cell office:value-type="float" office:value="67843.7" calcext:value-type="float">
            <text:p>67843,7</text:p>
          </table:table-cell>
          <table:table-cell office:value-type="float" office:value="67850" calcext:value-type="float">
            <text:p>67850</text:p>
          </table:table-cell>
          <table:table-cell table:formula="of:=IF(AND([.B22]&lt;3600;[.B22]&lt;&gt;&quot;&quot;;[.C2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10.dat</text:p>
          </table:table-cell>
          <table:table-cell office:value-type="float" office:value="28" calcext:value-type="float">
            <text:p>28</text:p>
          </table:table-cell>
          <table:table-cell office:value-type="percentage" office:value="0.0000940511" calcext:value-type="percentage">
            <text:p>0,0 %</text:p>
          </table:table-cell>
          <table:table-cell office:value-type="float" office:value="51743" calcext:value-type="float">
            <text:p>51743</text:p>
          </table:table-cell>
          <table:table-cell office:value-type="float" office:value="51747.9" calcext:value-type="float">
            <text:p>51747,9</text:p>
          </table:table-cell>
          <table:table-cell table:formula="of:=IF(AND([.B23]&lt;3600;[.B23]&lt;&gt;&quot;&quot;;[.C23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2.dat</text:p>
          </table:table-cell>
          <table:table-cell office:value-type="float" office:value="6" calcext:value-type="float">
            <text:p>6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23372.9" calcext:value-type="float">
            <text:p>23372,9</text:p>
          </table:table-cell>
          <table:table-cell table:formula="of:=IF(AND([.B24]&lt;3600;[.B24]&lt;&gt;&quot;&quot;;[.C24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3.dat</text:p>
          </table:table-cell>
          <table:table-cell office:value-type="float" office:value="17" calcext:value-type="float">
            <text:p>17</text:p>
          </table:table-cell>
          <table:table-cell office:value-type="percentage" office:value="0.000067515" calcext:value-type="percentage">
            <text:p>0,0 %</text:p>
          </table:table-cell>
          <table:table-cell office:value-type="float" office:value="47451" calcext:value-type="float">
            <text:p>47451</text:p>
          </table:table-cell>
          <table:table-cell office:value-type="float" office:value="47454.2" calcext:value-type="float">
            <text:p>47454,2</text:p>
          </table:table-cell>
          <table:table-cell table:formula="of:=IF(AND([.B25]&lt;3600;[.B25]&lt;&gt;&quot;&quot;;[.C2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4.dat</text:p>
          </table:table-cell>
          <table:table-cell office:value-type="float" office:value="612" calcext:value-type="float">
            <text:p>612</text:p>
          </table:table-cell>
          <table:table-cell office:value-type="percentage" office:value="0.0000983843" calcext:value-type="percentage">
            <text:p>0,0 %</text:p>
          </table:table-cell>
          <table:table-cell office:value-type="float" office:value="82862.7" calcext:value-type="float">
            <text:p>82862,7</text:p>
          </table:table-cell>
          <table:table-cell office:value-type="float" office:value="82870.8" calcext:value-type="float">
            <text:p>82870,8</text:p>
          </table:table-cell>
          <table:table-cell table:formula="of:=IF(AND([.B26]&lt;3600;[.B26]&lt;&gt;&quot;&quot;;[.C2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5.dat</text:p>
          </table:table-cell>
          <table:table-cell office:value-type="float" office:value="531" calcext:value-type="float">
            <text:p>531</text:p>
          </table:table-cell>
          <table:table-cell office:value-type="percentage" office:value="0.0000994786" calcext:value-type="percentage">
            <text:p>0,0 %</text:p>
          </table:table-cell>
          <table:table-cell office:value-type="float" office:value="76800.7" calcext:value-type="float">
            <text:p>76800,7</text:p>
          </table:table-cell>
          <table:table-cell office:value-type="float" office:value="76808.3" calcext:value-type="float">
            <text:p>76808,3</text:p>
          </table:table-cell>
          <table:table-cell table:formula="of:=IF(AND([.B27]&lt;3600;[.B27]&lt;&gt;&quot;&quot;;[.C27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6.dat</text:p>
          </table:table-cell>
          <table:table-cell office:value-type="float" office:value="13" calcext:value-type="float">
            <text:p>13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6062.5" calcext:value-type="float">
            <text:p>56062,5</text:p>
          </table:table-cell>
          <table:table-cell table:formula="of:=IF(AND([.B28]&lt;3600;[.B28]&lt;&gt;&quot;&quot;;[.C2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7.dat</text:p>
          </table:table-cell>
          <table:table-cell office:value-type="float" office:value="15" calcext:value-type="float">
            <text:p>15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37089.6" calcext:value-type="float">
            <text:p>37089,6</text:p>
          </table:table-cell>
          <table:table-cell table:formula="of:=IF(AND([.B29]&lt;3600;[.B29]&lt;&gt;&quot;&quot;;[.C29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8.dat</text:p>
          </table:table-cell>
          <table:table-cell office:value-type="float" office:value="3601" calcext:value-type="float">
            <text:p>3601</text:p>
          </table:table-cell>
          <table:table-cell office:value-type="percentage" office:value="0.0159295" calcext:value-type="percentage">
            <text:p>1,6 %</text:p>
          </table:table-cell>
          <table:table-cell office:value-type="float" office:value="71355.4" calcext:value-type="float">
            <text:p>71355,4</text:p>
          </table:table-cell>
          <table:table-cell office:value-type="float" office:value="72510.4" calcext:value-type="float">
            <text:p>72510,4</text:p>
          </table:table-cell>
          <table:table-cell table:formula="of:=IF(AND([.B30]&lt;3600;[.B30]&lt;&gt;&quot;&quot;;[.C30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0_9.dat</text:p>
          </table:table-cell>
          <table:table-cell office:value-type="float" office:value="13" calcext:value-type="float">
            <text:p>13</text:p>
          </table:table-cell>
          <table:table-cell office:value-type="percentage" office:value="0.0000947266" calcext:value-type="percentage">
            <text:p>0,0 %</text:p>
          </table:table-cell>
          <table:table-cell office:value-type="float" office:value="37215.2" calcext:value-type="float">
            <text:p>37215,2</text:p>
          </table:table-cell>
          <table:table-cell office:value-type="float" office:value="37218.8" calcext:value-type="float">
            <text:p>37218,8</text:p>
          </table:table-cell>
          <table:table-cell table:formula="of:=IF(AND([.B31]&lt;3600;[.B31]&lt;&gt;&quot;&quot;;[.C3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1.dat</text:p>
          </table:table-cell>
          <table:table-cell office:value-type="float" office:value="1766" calcext:value-type="float">
            <text:p>1766</text:p>
          </table:table-cell>
          <table:table-cell office:value-type="percentage" office:value="0.0000969852" calcext:value-type="percentage">
            <text:p>0,0 %</text:p>
          </table:table-cell>
          <table:table-cell office:value-type="float" office:value="85670.9" calcext:value-type="float">
            <text:p>85670,9</text:p>
          </table:table-cell>
          <table:table-cell office:value-type="float" office:value="85679.2" calcext:value-type="float">
            <text:p>85679,2</text:p>
          </table:table-cell>
          <table:table-cell table:formula="of:=IF(AND([.B32]&lt;3600;[.B32]&lt;&gt;&quot;&quot;;[.C32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10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396629" calcext:value-type="percentage">
            <text:p>39,7 %</text:p>
          </table:table-cell>
          <table:table-cell office:value-type="float" office:value="70760.3" calcext:value-type="float">
            <text:p>70760,3</text:p>
          </table:table-cell>
          <table:table-cell office:value-type="float" office:value="117275" calcext:value-type="float">
            <text:p>117275</text:p>
          </table:table-cell>
          <table:table-cell table:formula="of:=IF(AND([.B33]&lt;3600;[.B33]&lt;&gt;&quot;&quot;;[.C3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2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35204" calcext:value-type="percentage">
            <text:p>35,2 %</text:p>
          </table:table-cell>
          <table:table-cell office:value-type="float" office:value="116401" calcext:value-type="float">
            <text:p>116401</text:p>
          </table:table-cell>
          <table:table-cell office:value-type="float" office:value="179642" calcext:value-type="float">
            <text:p>179642</text:p>
          </table:table-cell>
          <table:table-cell table:formula="of:=IF(AND([.B34]&lt;3600;[.B34]&lt;&gt;&quot;&quot;;[.C34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3.dat</text:p>
          </table:table-cell>
          <table:table-cell office:value-type="float" office:value="44" calcext:value-type="float">
            <text:p>44</text:p>
          </table:table-cell>
          <table:table-cell office:value-type="percentage" office:value="0.0000940762" calcext:value-type="percentage">
            <text:p>0,0 %</text:p>
          </table:table-cell>
          <table:table-cell office:value-type="float" office:value="71353.7" calcext:value-type="float">
            <text:p>71353,7</text:p>
          </table:table-cell>
          <table:table-cell office:value-type="float" office:value="71360.4" calcext:value-type="float">
            <text:p>71360,4</text:p>
          </table:table-cell>
          <table:table-cell table:formula="of:=IF(AND([.B35]&lt;3600;[.B35]&lt;&gt;&quot;&quot;;[.C35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4.dat</text:p>
          </table:table-cell>
          <table:table-cell office:value-type="float" office:value="19" calcext:value-type="float">
            <text:p>1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1154.2" calcext:value-type="float">
            <text:p>51154,2</text:p>
          </table:table-cell>
          <table:table-cell table:formula="of:=IF(AND([.B36]&lt;3600;[.B36]&lt;&gt;&quot;&quot;;[.C36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5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325886" calcext:value-type="percentage">
            <text:p>32,6 %</text:p>
          </table:table-cell>
          <table:table-cell office:value-type="float" office:value="75507.8" calcext:value-type="float">
            <text:p>75507,8</text:p>
          </table:table-cell>
          <table:table-cell office:value-type="float" office:value="112010" calcext:value-type="float">
            <text:p>112010</text:p>
          </table:table-cell>
          <table:table-cell table:formula="of:=IF(AND([.B37]&lt;3600;[.B37]&lt;&gt;&quot;&quot;;[.C37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6.dat</text:p>
          </table:table-cell>
          <table:table-cell office:value-type="float" office:value="766" calcext:value-type="float">
            <text:p>766</text:p>
          </table:table-cell>
          <table:table-cell office:value-type="percentage" office:value="0.0000955626" calcext:value-type="percentage">
            <text:p>0,0 %</text:p>
          </table:table-cell>
          <table:table-cell office:value-type="float" office:value="83350.4" calcext:value-type="float">
            <text:p>83350,4</text:p>
          </table:table-cell>
          <table:table-cell office:value-type="float" office:value="83358.3" calcext:value-type="float">
            <text:p>83358,3</text:p>
          </table:table-cell>
          <table:table-cell table:formula="of:=IF(AND([.B38]&lt;3600;[.B38]&lt;&gt;&quot;&quot;;[.C38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7.dat</text:p>
          </table:table-cell>
          <table:table-cell office:value-type="float" office:value="3601" calcext:value-type="float">
            <text:p>3601</text:p>
          </table:table-cell>
          <table:table-cell office:value-type="percentage" office:value="0.149593" calcext:value-type="percentage">
            <text:p>15,0 %</text:p>
          </table:table-cell>
          <table:table-cell office:value-type="float" office:value="95401.5" calcext:value-type="float">
            <text:p>95401,5</text:p>
          </table:table-cell>
          <table:table-cell office:value-type="float" office:value="112183" calcext:value-type="float">
            <text:p>112183</text:p>
          </table:table-cell>
          <table:table-cell table:formula="of:=IF(AND([.B39]&lt;3600;[.B39]&lt;&gt;&quot;&quot;;[.C39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8.dat</text:p>
          </table:table-cell>
          <table:table-cell office:value-type="float" office:value="19" calcext:value-type="float">
            <text:p>1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45529.2" calcext:value-type="float">
            <text:p>45529,2</text:p>
          </table:table-cell>
          <table:table-cell table:formula="of:=IF(AND([.B40]&lt;3600;[.B40]&lt;&gt;&quot;&quot;;[.C4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35_9.dat</text:p>
          </table:table-cell>
          <table:table-cell office:value-type="float" office:value="29" calcext:value-type="float">
            <text:p>29</text:p>
          </table:table-cell>
          <table:table-cell office:value-type="percentage" office:value="0" calcext:value-type="percentage">
            <text:p>0,0 %</text:p>
          </table:table-cell>
          <table:table-cell table:number-columns-repeated="2" office:value-type="float" office:value="58156.3" calcext:value-type="float">
            <text:p>58156,3</text:p>
          </table:table-cell>
          <table:table-cell table:formula="of:=IF(AND([.B41]&lt;3600;[.B41]&lt;&gt;&quot;&quot;;[.C41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1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529747" calcext:value-type="percentage">
            <text:p>53,0 %</text:p>
          </table:table-cell>
          <table:table-cell office:value-type="float" office:value="84436.8" calcext:value-type="float">
            <text:p>84436,8</text:p>
          </table:table-cell>
          <table:table-cell office:value-type="float" office:value="179556" calcext:value-type="float">
            <text:p>179556</text:p>
          </table:table-cell>
          <table:table-cell table:formula="of:=IF(AND([.B42]&lt;3600;[.B42]&lt;&gt;&quot;&quot;;[.C42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10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738127" calcext:value-type="percentage">
            <text:p>73,8 %</text:p>
          </table:table-cell>
          <table:table-cell office:value-type="float" office:value="67096.3" calcext:value-type="float">
            <text:p>67096,3</text:p>
          </table:table-cell>
          <table:table-cell office:value-type="float" office:value="256217" calcext:value-type="float">
            <text:p>256217</text:p>
          </table:table-cell>
          <table:table-cell table:formula="of:=IF(AND([.B43]&lt;3600;[.B43]&lt;&gt;&quot;&quot;;[.C43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2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190498" calcext:value-type="percentage">
            <text:p>19,0 %</text:p>
          </table:table-cell>
          <table:table-cell office:value-type="float" office:value="74150.4" calcext:value-type="float">
            <text:p>74150,4</text:p>
          </table:table-cell>
          <table:table-cell office:value-type="float" office:value="91600" calcext:value-type="float">
            <text:p>91600</text:p>
          </table:table-cell>
          <table:table-cell table:formula="of:=IF(AND([.B44]&lt;3600;[.B44]&lt;&gt;&quot;&quot;;[.C44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3.dat</text:p>
          </table:table-cell>
          <table:table-cell office:value-type="float" office:value="3601" calcext:value-type="float">
            <text:p>3601</text:p>
          </table:table-cell>
          <table:table-cell office:value-type="percentage" office:value="0.625696" calcext:value-type="percentage">
            <text:p>62,6 %</text:p>
          </table:table-cell>
          <table:table-cell office:value-type="float" office:value="85396.7" calcext:value-type="float">
            <text:p>85396,7</text:p>
          </table:table-cell>
          <table:table-cell office:value-type="float" office:value="228148" calcext:value-type="float">
            <text:p>228148</text:p>
          </table:table-cell>
          <table:table-cell table:formula="of:=IF(AND([.B45]&lt;3600;[.B45]&lt;&gt;&quot;&quot;;[.C45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4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114024" calcext:value-type="percentage">
            <text:p>11,4 %</text:p>
          </table:table-cell>
          <table:table-cell office:value-type="float" office:value="64279.4" calcext:value-type="float">
            <text:p>64279,4</text:p>
          </table:table-cell>
          <table:table-cell office:value-type="float" office:value="72552.1" calcext:value-type="float">
            <text:p>72552,1</text:p>
          </table:table-cell>
          <table:table-cell table:formula="of:=IF(AND([.B46]&lt;3600;[.B46]&lt;&gt;&quot;&quot;;[.C46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5.dat</text:p>
          </table:table-cell>
          <table:table-cell office:value-type="float" office:value="3601" calcext:value-type="float">
            <text:p>3601</text:p>
          </table:table-cell>
          <table:table-cell office:value-type="percentage" office:value="0.205278" calcext:value-type="percentage">
            <text:p>20,5 %</text:p>
          </table:table-cell>
          <table:table-cell office:value-type="float" office:value="72928.9" calcext:value-type="float">
            <text:p>72928,9</text:p>
          </table:table-cell>
          <table:table-cell office:value-type="float" office:value="91766.7" calcext:value-type="float">
            <text:p>91766,7</text:p>
          </table:table-cell>
          <table:table-cell table:formula="of:=IF(AND([.B47]&lt;3600;[.B47]&lt;&gt;&quot;&quot;;[.C47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6.dat</text:p>
          </table:table-cell>
          <table:table-cell office:value-type="float" office:value="3601" calcext:value-type="float">
            <text:p>3601</text:p>
          </table:table-cell>
          <table:table-cell office:value-type="percentage" office:value="0.463224" calcext:value-type="percentage">
            <text:p>46,3 %</text:p>
          </table:table-cell>
          <table:table-cell office:value-type="float" office:value="86854.9" calcext:value-type="float">
            <text:p>86854,9</text:p>
          </table:table-cell>
          <table:table-cell office:value-type="float" office:value="161808" calcext:value-type="float">
            <text:p>161808</text:p>
          </table:table-cell>
          <table:table-cell table:formula="of:=IF(AND([.B48]&lt;3600;[.B48]&lt;&gt;&quot;&quot;;[.C48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7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765758" calcext:value-type="percentage">
            <text:p>76,6 %</text:p>
          </table:table-cell>
          <table:table-cell office:value-type="float" office:value="95939.3" calcext:value-type="float">
            <text:p>95939,3</text:p>
          </table:table-cell>
          <table:table-cell office:value-type="float" office:value="409573" calcext:value-type="float">
            <text:p>409573</text:p>
          </table:table-cell>
          <table:table-cell table:formula="of:=IF(AND([.B49]&lt;3600;[.B49]&lt;&gt;&quot;&quot;;[.C49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8.dat</text:p>
          </table:table-cell>
          <table:table-cell office:value-type="float" office:value="3541" calcext:value-type="float">
            <text:p>3541</text:p>
          </table:table-cell>
          <table:table-cell office:value-type="percentage" office:value="0.0000999357" calcext:value-type="percentage">
            <text:p>0,0 %</text:p>
          </table:table-cell>
          <table:table-cell office:value-type="float" office:value="91988.7" calcext:value-type="float">
            <text:p>91988,7</text:p>
          </table:table-cell>
          <table:table-cell office:value-type="float" office:value="91997.9" calcext:value-type="float">
            <text:p>91997,9</text:p>
          </table:table-cell>
          <table:table-cell table:formula="of:=IF(AND([.B50]&lt;3600;[.B50]&lt;&gt;&quot;&quot;;[.C50]&lt;0.0001);&quot;YES&quot;;&quot;NO&quot;)" office:value-type="string" office:string-value="YES" calcext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stances/GenPK/instance_Gen_ParkKim2003_10m_40_9.dat</text:p>
          </table:table-cell>
          <table:table-cell office:value-type="float" office:value="3600" calcext:value-type="float">
            <text:p>3600</text:p>
          </table:table-cell>
          <table:table-cell office:value-type="percentage" office:value="0.034201" calcext:value-type="percentage">
            <text:p>3,4 %</text:p>
          </table:table-cell>
          <table:table-cell office:value-type="float" office:value="82919.9" calcext:value-type="float">
            <text:p>82919,9</text:p>
          </table:table-cell>
          <table:table-cell office:value-type="float" office:value="85856.2" calcext:value-type="float">
            <text:p>85856,2</text:p>
          </table:table-cell>
          <table:table-cell table:formula="of:=IF(AND([.B51]&lt;3600;[.B51]&lt;&gt;&quot;&quot;;[.C51]&lt;0.0001);&quot;YES&quot;;&quot;NO&quot;)" office:value-type="string" office:string-value="NO" calcext:value-type="string">
            <text:p>NO</text:p>
          </table:table-cell>
          <table:table-cell table:number-columns-repeated="1014"/>
        </table:table-row>
        <table:table-row table:style-name="ro1" table:number-rows-repeated="1048524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  <table:database-ranges>
        <table:database-range table:name="__Anonymous_Sheet_DB__0" table:target-range-address="'BACASP-S'.A1:'BACASP-S'.E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 %</number:text>
    </number:percentage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percentage-style style:name="N127">
      <number:number number:decimal-places="1" number:min-decimal-places="1" number:min-integer-digits="1"/>
      <number:text>%</number:text>
    </number:percentage-style>
    <number:percentage-style style:name="N126">
      <number:number number:decimal-places="2" number:min-decimal-places="2" number:min-integer-digits="1"/>
      <number:text>%</number:text>
    </number:percentage-style>
    <number:currency-style style:name="N12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number:percentage-style style:name="N123">
      <number:number number:decimal-places="3" number:min-decimal-places="3" number:min-integer-digits="1"/>
      <number:text>%</number:text>
    </number:percentage-style>
    <number:percentage-style style:name="N122">
      <number:number number:decimal-places="4" number:min-decimal-places="4" number:min-integer-digits="1"/>
      <number:text>%</number:text>
    </number:percentage-style>
    <number:percentage-style style:name="N121">
      <number:number number:decimal-places="5" number:min-decimal-places="5" number:min-integer-digits="1"/>
      <number:text>%</number:text>
    </number:percentage-style>
    <number:number-style style:name="N120">
      <number:number number:decimal-places="1" number:min-decimal-places="1" number:min-integer-digits="1" number:grouping="true"/>
    </number:number-style>
    <number:number-style style:name="N11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04">
      <number:number number:decimal-places="1" number:min-decimal-places="1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number:number-style style:name="N105">
      <number:number number:decimal-places="3" number:min-decimal-places="3" number:min-integer-digits="1"/>
    </number:number-style>
    <number:number-style style:name="N106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9" number:min-decimal-places="9"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5">
      <number:scientific-number number:decimal-places="4" number:min-decimal-places="4" number:min-integer-digits="1" number:min-exponent-digits="2" number:exponent-interval="1" number:forced-exponent-sign="true"/>
    </number:number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8T11:12:27.605451291</meta:creation-date>
    <dc:date>2023-07-18T13:08:31.478228360</dc:date>
    <meta:editing-duration>PT1H35M48S</meta:editing-duration>
    <meta:editing-cycles>28</meta:editing-cycles>
    <meta:generator>LibreOffice/7.3.7.2$Linux_X86_64 LibreOffice_project/30$Build-2</meta:generator>
    <meta:document-statistic meta:table-count="1" meta:cell-count="306" meta:object-count="0"/>
  </office:meta>
</office:document-meta>
</file>